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 fo:margin-top="7.00pt" fo:margin-bottom="6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20.00%" fo:text-align="left" fo:margin-left="-18.00pt" fo:text-indent="18.00pt" fo:margin-bottom="7.00p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20.00%" fo:text-align="left" fo:margin-bottom="7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20.00%" fo:text-align="left" fo:margin-bottom="7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Лабораторна</text:span><text:span text:style-name="T2"><text:s/></text:span><text:span text:style-name="T3">робота</text:span><text:span text:style-name="T4"><text:s text:c="2"/></text:span><text:span text:style-name="T5">№</text:span><text:span text:style-name="T6">3.<text:s/></text:span><text:span text:style-name="T7">Розробка</text:span><text:span text:style-name="T8"><text:s/></text:span><text:span text:style-name="T9">лінійних</text:span><text:span text:style-name="T10"><text:s/></text:span><text:span text:style-name="T11">програм</text:span><text:span text:style-name="T12"><text:s/></text:span></text:p>
      <text:p text:style-name="P2"><text:span text:style-name="T13"/></text:p>
      <text:p text:style-name="P3"><text:span text:style-name="T14">1<text:s/></text:span><text:span text:style-name="T15">Вимоги</text:span></text:p>
      <text:p text:style-name="P4"><text:span text:style-name="T16">1.1<text:s/></text:span><text:span text:style-name="T17">Розробник</text:span></text:p>
      <text:list text:style-name="L5">
        <text:list-item>
          <text:p text:style-name="P5"><text:span text:style-name="T18">Мусий Антон Вадимович</text:span><text:span text:style-name="T19">;</text:span><text:span text:style-name="T20"/></text:p>
        </text:list-item>
        <text:list-item>
          <text:p text:style-name="P5"><text:span text:style-name="T20">студент</text:span><text:span text:style-name="T21"><text:s/></text:span><text:span text:style-name="T22">групи</text:span><text:span text:style-name="T23"><text:s/></text:span><text:span text:style-name="T24">КІТ</text:span><text:span text:style-name="T25">-121</text:span><text:span text:style-name="T26">а</text:span><text:span text:style-name="T27">;</text:span></text:p>
        </text:list-item>
        <text:list-item>
          <text:p text:style-name="P5"><text:span text:style-name="T28">21.12.2021.</text:span></text:p>
        </text:list-item>
      </text:list>
      <text:p text:style-name="P6"><text:span text:style-name="T29">1.2<text:s/></text:span><text:span text:style-name="T30">Загальне</text:span><text:span text:style-name="T31"><text:s/></text:span><text:span text:style-name="T32">завдання</text:span></text:p>
      <text:p text:style-name="P7"><text:span text:style-name="T33"><text:tab/></text:span><text:span text:style-name="T34">Розробити</text:span><text:span text:style-name="T35"><text:s/></text:span><text:span text:style-name="T36">лінійну</text:span><text:span text:style-name="T37"><text:s/></text:span><text:span text:style-name="T38">програму</text:span><text:span text:style-name="T39">.</text:span></text:p>
      <text:p text:style-name="P8"><text:span text:style-name="T40">1.3<text:s/></text:span><text:span text:style-name="T41">Індивідуальне</text:span><text:span text:style-name="T42"><text:s/></text:span><text:span text:style-name="T43">завдання</text:span></text:p>
      <text:p text:style-name="P9"><text:span text:style-name="T44"><text:tab/></text:span><text:span text:style-name="T45">Визначити</text:span><text:span text:style-name="T46"><text:s/></text:span><text:span text:style-name="T47">число</text:span><text:span text:style-name="T48">,<text:s/></text:span><text:span text:style-name="T49">яке</text:span><text:span text:style-name="T50"><text:s/></text:span><text:span text:style-name="T51">отримане</text:span><text:span text:style-name="T52"><text:s/></text:span><text:span text:style-name="T53">виписуванням</text:span><text:span text:style-name="T54"><text:s/></text:span><text:span text:style-name="T55">у</text:span><text:span text:style-name="T56"><text:s/></text:span><text:span text:style-name="T57">зворотному</text:span><text:span text:style-name="T58"><text:s/></text:span><text:span text:style-name="T59">порядку</text:span><text:span text:style-name="T60"><text:s/></text:span><text:span text:style-name="T61">цифр</text:span><text:span text:style-name="T62"><text:s/></text:span><text:span text:style-name="T63">заданого</text:span><text:span text:style-name="T64"><text:s/></text:span><text:span text:style-name="T65">тризначного</text:span><text:span text:style-name="T66"><text:s/></text:span><text:span text:style-name="T67">числа</text:span><text:span text:style-name="T68"><text:s/></text:span><text:span text:style-name="T69">в</text:span><text:span text:style-name="T70"><text:s/></text:span><text:span text:style-name="T71">десятковій</text:span><text:span text:style-name="T72"><text:s/></text:span><text:span text:style-name="T73">системі</text:span><text:span text:style-name="T74"><text:s/></text:span><text:span text:style-name="T75">числення</text:span><text:span text:style-name="T76">.</text:span></text:p>
      <text:p text:style-name="P10"><text:span text:style-name="T77">2.<text:s/></text:span><text:span text:style-name="T78">Опис</text:span><text:span text:style-name="T79"><text:s/></text:span><text:span text:style-name="T80">роботи</text:span></text:p>
      <text:p text:style-name="P11"><text:span text:style-name="T81">1.<text:s/></text:span><text:span text:style-name="T82">Задаємо</text:span><text:span text:style-name="T83"><text:s/></text:span><text:span text:style-name="T84">число</text:span><text:span text:style-name="T85">,<text:s/></text:span><text:span text:style-name="T86">яке</text:span><text:span text:style-name="T87"><text:s/></text:span><text:span text:style-name="T88">необхідно</text:span><text:span text:style-name="T89"><text:s/></text:span><text:span text:style-name="T90">отримати</text:span><text:span text:style-name="T91"><text:s/></text:span><text:span text:style-name="T92">у</text:span><text:span text:style-name="T93"><text:s/></text:span><text:span text:style-name="T94">зворотньому</text:span><text:span text:style-name="T95"><text:s/></text:span><text:span text:style-name="T96">порядку</text:span><text:span text:style-name="T97">.</text:span></text:p>
      <text:p text:style-name="P11"><text:span text:style-name="T98">2.<text:s/></text:span><text:span text:style-name="T99">Задаємо</text:span><text:span text:style-name="T100"><text:s/></text:span><text:span text:style-name="T101">змінну</text:span><text:span text:style-name="T102">,<text:s/></text:span><text:span text:style-name="T103">у</text:span><text:span text:style-name="T104"><text:s/></text:span><text:span text:style-name="T105">яку</text:span><text:span text:style-name="T106"><text:s/></text:span><text:span text:style-name="T107">помістимо</text:span><text:span text:style-name="T108"><text:s/></text:span><text:span text:style-name="T109">число</text:span><text:span text:style-name="T110"><text:s/></text:span><text:span text:style-name="T111">у</text:span><text:span text:style-name="T112"><text:s/></text:span><text:span text:style-name="T113">зворотньому</text:span><text:span text:style-name="T114"><text:s/></text:span><text:span text:style-name="T115">порядку</text:span><text:span text:style-name="T116">.</text:span></text:p>
      <text:p text:style-name="P11"><text:span text:style-name="T117">3.<text:s/></text:span><text:span text:style-name="T118">Для</text:span><text:span text:style-name="T119"><text:s/></text:span><text:span text:style-name="T120">отримання</text:span><text:span text:style-name="T121"><text:s/></text:span><text:span text:style-name="T122">числа</text:span><text:span text:style-name="T123"><text:s/></text:span><text:span text:style-name="T124">у</text:span><text:span text:style-name="T125"><text:s/></text:span><text:span text:style-name="T126">зворотньому</text:span><text:span text:style-name="T127"><text:s/></text:span><text:span text:style-name="T128">порядку</text:span><text:span text:style-name="T129"><text:s/></text:span><text:span text:style-name="T130">у</text:span><text:span text:style-name="T131"><text:s/></text:span><text:span text:style-name="T132">десятковій</text:span><text:span text:style-name="T133"><text:s/></text:span><text:span text:style-name="T134">системі</text:span><text:span text:style-name="T135"><text:s/></text:span><text:span text:style-name="T136">числення</text:span><text:span text:style-name="T137"><text:s/></text:span><text:span text:style-name="T138">нам</text:span><text:span text:style-name="T139"><text:s/></text:span><text:span text:style-name="T140">потрібно</text:span><text:span text:style-name="T141"><text:s/></text:span><text:span text:style-name="T142">отримати</text:span><text:span text:style-name="T143"><text:s/></text:span><text:span text:style-name="T144">кожну</text:span><text:span text:style-name="T145"><text:s/></text:span><text:span text:style-name="T146">цифру</text:span><text:span text:style-name="T147"><text:s/></text:span><text:span text:style-name="T148">і</text:span><text:span text:style-name="T149"><text:s/></text:span><text:span text:style-name="T150">помножити</text:span><text:span text:style-name="T151"><text:s/></text:span><text:span text:style-name="T152">на</text:span><text:span text:style-name="T153"><text:s/>10<text:s/></text:span><text:span text:style-name="T154">у</text:span><text:span text:style-name="T155"><text:s/></text:span><text:span text:style-name="T156">степені</text:span><text:span text:style-name="T157"><text:s/></text:span><text:span text:style-name="T158">місця</text:span><text:span text:style-name="T159">,<text:s/></text:span><text:span text:style-name="T160">де</text:span><text:span text:style-name="T161"><text:s/></text:span><text:span text:style-name="T162">повинне</text:span><text:span text:style-name="T163"><text:s/></text:span><text:span text:style-name="T164">знаходитися</text:span><text:span text:style-name="T165"><text:s/></text:span><text:span text:style-name="T166">ця</text:span><text:span text:style-name="T167"><text:s/></text:span><text:span text:style-name="T168">цифра</text:span><text:span text:style-name="T169"><text:s/></text:span><text:span text:style-name="T170">у</text:span><text:span text:style-name="T171"><text:s/></text:span><text:span text:style-name="T172">числі</text:span><text:span text:style-name="T173">,<text:s/></text:span><text:span text:style-name="T174">записаному</text:span><text:span text:style-name="T175"><text:s/></text:span><text:span text:style-name="T176">у</text:span><text:span text:style-name="T177"><text:s/></text:span><text:span text:style-name="T178">зворотньому</text:span><text:span text:style-name="T179"><text:s/></text:span><text:span text:style-name="T180">порядку</text:span><text:span text:style-name="T181">.</text:span></text:p>
      <text:p text:style-name="P11"><text:span text:style-name="T182"><text:s/>4.<text:s/></text:span><text:span text:style-name="T183">Додаємо</text:span><text:span text:style-name="T184"><text:s/></text:span><text:span text:style-name="T185">результат</text:span><text:span text:style-name="T186"><text:s/></text:span><text:span text:style-name="T187">до</text:span><text:span text:style-name="T188"><text:s/></text:span><text:span text:style-name="T189">змінної</text:span><text:span text:style-name="T190"><text:s/></text:span><text:span text:style-name="T191">для</text:span><text:span text:style-name="T192"><text:s/></text:span><text:span text:style-name="T193">зворотнього</text:span><text:span text:style-name="T194"><text:s/></text:span><text:span text:style-name="T195">порядку</text:span><text:span text:style-name="T196">.</text:span></text:p>
      <text:p text:style-name="P11"><text:span text:style-name="T197">int main(){</text:span></text:p>
      <text:p text:style-name="P11"><text:span text:style-name="T197">#define NUMBER 405</text:span></text:p>
      <text:p text:style-name="P11"><text:span text:style-name="T197">int inverted_number = 0;</text:span></text:p>
      <text:p text:style-name="P11"><text:span text:style-name="T197">inverted_number += NUMBER % 10 * 100 + NUMBER / 100 * 1;</text:span></text:p>
      <text:p text:style-name="P11"><text:span text:style-name="T197">return 0;</text:span></text:p>
      <text:p text:style-name="P11"><text:span text:style-name="T197">}<text:s text:c="2"/></text:span></text:p>
      <text:p text:style-name="P11"><text:span text:style-name="T198">5.<text:s/></text:span><text:span text:style-name="T199">Перевірка</text:span><text:span text:style-name="T200">.</text:span></text:p>
      <text:p text:style-name="P11"><text:span text:style-name="T201">5.1<text:s/></text:span><text:span text:style-name="T202">Задано</text:span><text:span text:style-name="T203"><text:s/></text:span><text:span text:style-name="T204">число</text:span><text:span text:style-name="T205"><text:s/>405.<text:s/></text:span><text:span text:style-name="T206">Очікуємо</text:span><text:span text:style-name="T207"><text:s/></text:span><text:span text:style-name="T208">результат</text:span><text:span text:style-name="T209"><text:s/>504<text:s text:c="3"/></text:span></text:p>
      <text:p text:style-name="P11"><text:span text:style-name="T210">(gbd) list</text:span></text:p>
      <text:p text:style-name="P11"><text:span text:style-name="T210">1<text:s text:c="7"/>int main(){</text:span></text:p>
      <text:p text:style-name="P11"><text:span text:style-name="T210">2<text:s text:c="11"/>#define NUMBER 405 </text:span></text:p>
      <text:p text:style-name="P11"><text:span text:style-name="T211">5.2<text:s/></text:span><text:span text:style-name="T212">У</text:span><text:span text:style-name="T213"><text:s/></text:span><text:span text:style-name="T214">змінну</text:span><text:span text:style-name="T215"><text:s/>inverted_number<text:s/></text:span><text:span text:style-name="T216">отримали</text:span><text:span text:style-name="T217"><text:s/></text:span><text:span text:style-name="T218">значення</text:span><text:span text:style-name="T219"><text:s/>504</text:span></text:p>
      <text:p text:style-name="P11"><text:span text:style-name="T220">(gbd) n</text:span></text:p>
      <text:p text:style-name="P11"><text:span text:style-name="T220">4<text:s text:c="14"/>int inverted_number = 0;</text:span></text:p>
      <text:p text:style-name="P11"><text:span text:style-name="T220">(gbd) n </text:span></text:p>
      <text:p text:style-name="P11"><text:span text:style-name="T220">6<text:s text:c="14"/>inverted_number += NUMBER % 10 * 100 + NUMBER / 100 * 1;</text:span></text:p>
      <text:p text:style-name="P11"><text:span text:style-name="T220">(gbd) n </text:span></text:p>
      <text:p text:style-name="P11"><text:span text:style-name="T220">8<text:s text:c="14"/>return 0;</text:span></text:p>
      <text:p text:style-name="P11"><text:span text:style-name="T220">(gbd) print(inverted_number)</text:span></text:p>
      <text:p text:style-name="P11"><text:span text:style-name="T220">$1 = 504</text:span><text:span text:style-name="T221"><text:s/></text:span></text:p>
      <text:p text:style-name="P11"><text:span text:style-name="T222">Висновки</text:span><text:span text:style-name="T223">:</text:span></text:p>
      <text:p text:style-name="P11"><text:span text:style-name="T224"><text:tab/></text:span><text:span text:style-name="T225">При</text:span><text:span text:style-name="T226"><text:s/></text:span><text:span text:style-name="T227">виконанні</text:span><text:span text:style-name="T228"><text:s/></text:span><text:span text:style-name="T229">даної</text:span><text:span text:style-name="T230"><text:s/></text:span><text:span text:style-name="T231">лабораторної</text:span><text:span text:style-name="T232"><text:s/></text:span><text:span text:style-name="T233">роботи</text:span><text:span text:style-name="T234"><text:s/></text:span><text:span text:style-name="T235">було</text:span><text:span text:style-name="T236"><text:s/></text:span><text:span text:style-name="T237">набуто</text:span><text:span text:style-name="T238"><text:s/></text:span><text:span text:style-name="T239">навички</text:span><text:span text:style-name="T240"><text:s/></text:span><text:span text:style-name="T241">написання</text:span><text:span text:style-name="T242"><text:s/></text:span><text:span text:style-name="T243">лінійних</text:span><text:span text:style-name="T244"><text:s/></text:span><text:span text:style-name="T245">програм</text:span><text:span text:style-name="T246">.</text:span><text:span text:style-name="T2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